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9000002CD86A7A29AEE211511.png" manifest:media-type="image/png"/>
  <manifest:file-entry manifest:full-path="Pictures/100000000000003B0000003D09EB917A793CE504.png" manifest:media-type="image/png"/>
  <manifest:file-entry manifest:full-path="Pictures/10000000000002DC000001700973EEB74BC11D3D.png" manifest:media-type="image/png"/>
  <manifest:file-entry manifest:full-path="Pictures/1000000000000333000002ADC6D7CB0C7DEBA1B3.png" manifest:media-type="image/png"/>
  <manifest:file-entry manifest:full-path="Pictures/1000000000000344000002B84BD1847C41AFB9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7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1.5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4.4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3.516cm"/>
    </style:style>
    <style:style style:name="gr9" style:family="graphic" style:parent-style-name="standard">
      <style:graphic-properties svg:stroke-color="#0dd9f4" draw:fill-color="#0dd9f4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svg:stroke-color="#5eb91e" draw:fill-color="#5eb91e" draw:textarea-horizontal-align="justify" draw:textarea-vertical-align="middle" draw:auto-grow-height="false" fo:min-height="0.174cm" fo:min-width="0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7.05cm" fo:min-width="17.7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1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 draw:fill-color="#ffffff"/>
      <style:text-properties style:font-name="Verdana"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dd9f4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5eb91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T1" style:family="text">
      <style:text-properties style:font-name="Verdan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0.793cm" svg:height="0.793cm" svg:x="7.207cm" svg:y="4.175cm">
          <draw:image xlink:href="Pictures/100000000000003B0000003D09EB917A793CE504.png" xlink:type="simple" xlink:show="embed" xlink:actuate="onLoad" loext:mime-type="image/png">
            <text:p/>
          </draw:image>
        </draw:frame>
        <draw:custom-shape draw:style-name="gr2" draw:text-style-name="P2" draw:layer="layout" svg:width="0.6cm" svg:height="0.6cm" svg:x="9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423cm" svg:height="0.857cm" svg:x="10.377cm" svg:y="4.143cm">
          <draw:text-box>
            <text:p><text:span text:style-name="T1">LOCAL</text:span></text:p>
          </draw:text-box>
        </draw:frame>
        <draw:custom-shape draw:style-name="gr4" draw:text-style-name="P4" draw:layer="layout" svg:width="0.6cm" svg:height="0.6cm" svg:x="14.9cm" svg:y="4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523cm" svg:height="0.956cm" svg:x="15.677cm" svg:y="4.144cm">
          <draw:text-box>
            <text:p><text:span text:style-name="T1">REMOTO</text:span></text:p>
          </draw:text-box>
        </draw:frame>
        <draw:frame draw:style-name="gr6" draw:text-style-name="P3" draw:layer="layout" svg:width="2.081cm" svg:height="0.857cm" svg:x="3.419cm" svg:y="4.2cm">
          <draw:text-box>
            <text:p><text:span text:style-name="T1">MODO</text:span></text:p>
          </draw:text-box>
        </draw:frame>
        <draw:frame draw:style-name="gr7" draw:text-style-name="P3" draw:layer="layout" svg:width="4.913cm" svg:height="0.857cm" svg:x="1.82cm" svg:y="5.701cm">
          <draw:text-box>
            <text:p><text:span text:style-name="T1">COMPARTIMENTO</text:span></text:p>
          </draw:text-box>
        </draw:frame>
        <draw:frame draw:style-name="gr8" draw:text-style-name="P3" draw:layer="layout" svg:width="4.016cm" svg:height="0.857cm" svg:x="2.62cm" svg:y="7.101cm">
          <draw:text-box>
            <text:p><text:span text:style-name="T1">DESINFECTAR</text:span></text:p>
          </draw:text-box>
        </draw:frame>
        <draw:frame draw:style-name="gr1" draw:text-style-name="P1" draw:layer="layout" svg:width="0.793cm" svg:height="0.793cm" svg:x="7.208cm" svg:y="5.676cm">
          <draw:image xlink:href="Pictures/100000000000003B0000003D09EB917A793CE504.png" xlink:type="simple" xlink:show="embed" xlink:actuate="onLoad" loext:mime-type="image/png">
            <text:p/>
          </draw:image>
        </draw:frame>
        <draw:custom-shape draw:style-name="gr9" draw:text-style-name="P5" draw:layer="layout" svg:width="0.6cm" svg:height="0.6cm" svg:x="9.6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423cm" svg:height="0.857cm" svg:x="10.378cm" svg:y="5.644cm">
          <draw:text-box>
            <text:p><text:span text:style-name="T1">SUPERIOR</text:span></text:p>
          </draw:text-box>
        </draw:frame>
        <draw:custom-shape draw:style-name="gr9" draw:text-style-name="P5" draw:layer="layout" svg:width="0.6cm" svg:height="0.6cm" svg:x="14.901cm" svg:y="5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523cm" svg:height="0.956cm" svg:x="15.678cm" svg:y="5.645cm">
          <draw:text-box>
            <text:p><text:span text:style-name="T1">INFERIOR</text:span></text:p>
          </draw:text-box>
        </draw:frame>
        <draw:frame draw:style-name="gr1" draw:text-style-name="P1" draw:layer="layout" svg:width="0.793cm" svg:height="0.793cm" svg:x="7.209cm" svg:y="7.177cm">
          <draw:image xlink:href="Pictures/100000000000003B0000003D09EB917A793CE504.png" xlink:type="simple" xlink:show="embed" xlink:actuate="onLoad" loext:mime-type="image/png">
            <text:p/>
          </draw:image>
        </draw:frame>
        <draw:custom-shape draw:style-name="gr10" draw:text-style-name="P6" draw:layer="layout" svg:width="0.6cm" svg:height="0.6cm" svg:x="9.6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423cm" svg:height="0.857cm" svg:x="10.379cm" svg:y="7.145cm">
          <draw:text-box>
            <text:p><text:span text:style-name="T1">ON</text:span></text:p>
          </draw:text-box>
        </draw:frame>
        <draw:custom-shape draw:style-name="gr11" draw:text-style-name="P7" draw:layer="layout" svg:width="0.6cm" svg:height="0.6cm" svg:x="14.902cm" svg:y="7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523cm" svg:height="0.956cm" svg:x="15.679cm" svg:y="7.146cm">
          <draw:text-box>
            <text:p><text:span text:style-name="T1">OFF</text:span></text:p>
          </draw:text-box>
        </draw:frame>
        <draw:custom-shape draw:style-name="gr12" draw:text-style-name="P1" draw:layer="layout" svg:width="18.2cm" svg:height="7.3cm" svg:x="1.2cm" svg:y="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6cm" svg:height="0.6cm" svg:x="9.6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423cm" svg:height="0.857cm" svg:x="10.377cm" svg:y="2.444cm">
          <draw:text-box>
            <text:p><text:span text:style-name="T1">POWER 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9.6cm" svg:height="4.826cm" draw:transform="rotate (1.5707963267949) translate (4.2cm 13.8cm)">
          <draw:image xlink:href="Pictures/10000000000002DC000001700973EEB74BC11D3D.png" xlink:type="simple" xlink:show="embed" xlink:actuate="onLoad" loext:mime-type="image/png">
            <text:p/>
          </draw:image>
        </draw:frame>
        <draw:frame draw:style-name="gr1" draw:text-style-name="P1" draw:layer="layout" svg:width="0.793cm" svg:height="0.793cm" svg:x="15.407cm" svg:y="5.675cm">
          <draw:image xlink:href="Pictures/100000000000003B0000003D09EB917A793CE504.png" xlink:type="simple" xlink:show="embed" xlink:actuate="onLoad" loext:mime-type="image/png">
            <text:p/>
          </draw:image>
        </draw:frame>
        <draw:custom-shape draw:style-name="gr2" draw:text-style-name="P2" draw:layer="layout" svg:width="0.6cm" svg:height="0.6cm" svg:x="17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423cm" svg:height="0.857cm" svg:x="18.577cm" svg:y="5.643cm">
          <draw:text-box>
            <text:p><text:span text:style-name="T1">LOCAL</text:span></text:p>
          </draw:text-box>
        </draw:frame>
        <draw:custom-shape draw:style-name="gr4" draw:text-style-name="P4" draw:layer="layout" svg:width="0.6cm" svg:height="0.6cm" svg:x="22.5cm" svg:y="5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523cm" svg:height="0.956cm" svg:x="23.277cm" svg:y="5.644cm">
          <draw:text-box>
            <text:p><text:span text:style-name="T1">REMOTO</text:span></text:p>
          </draw:text-box>
        </draw:frame>
        <draw:frame draw:style-name="gr6" draw:text-style-name="P3" draw:layer="layout" svg:width="2.081cm" svg:height="0.857cm" svg:x="11.619cm" svg:y="5.7cm">
          <draw:text-box>
            <text:p><text:span text:style-name="T1">MODO</text:span></text:p>
          </draw:text-box>
        </draw:frame>
        <draw:frame draw:style-name="gr7" draw:text-style-name="P3" draw:layer="layout" svg:width="4.913cm" svg:height="0.857cm" svg:x="10.02cm" svg:y="7.201cm">
          <draw:text-box>
            <text:p><text:span text:style-name="T1">COMPARTIMENTO</text:span></text:p>
          </draw:text-box>
        </draw:frame>
        <draw:frame draw:style-name="gr8" draw:text-style-name="P3" draw:layer="layout" svg:width="4.016cm" svg:height="0.857cm" svg:x="10.82cm" svg:y="8.601cm">
          <draw:text-box>
            <text:p><text:span text:style-name="T1">DESINFECTAR</text:span></text:p>
          </draw:text-box>
        </draw:frame>
        <draw:frame draw:style-name="gr1" draw:text-style-name="P1" draw:layer="layout" svg:width="0.793cm" svg:height="0.793cm" svg:x="15.408cm" svg:y="7.176cm">
          <draw:image xlink:href="Pictures/100000000000003B0000003D09EB917A793CE504.png" xlink:type="simple" xlink:show="embed" xlink:actuate="onLoad" loext:mime-type="image/png">
            <text:p/>
          </draw:image>
        </draw:frame>
        <draw:custom-shape draw:style-name="gr9" draw:text-style-name="P5" draw:layer="layout" svg:width="0.6cm" svg:height="0.6cm" svg:x="17.8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423cm" svg:height="0.857cm" svg:x="18.578cm" svg:y="7.144cm">
          <draw:text-box>
            <text:p><text:span text:style-name="T1">SUPERIOR</text:span></text:p>
          </draw:text-box>
        </draw:frame>
        <draw:custom-shape draw:style-name="gr9" draw:text-style-name="P5" draw:layer="layout" svg:width="0.6cm" svg:height="0.6cm" svg:x="22.501cm" svg:y="7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523cm" svg:height="0.956cm" svg:x="23.278cm" svg:y="7.145cm">
          <draw:text-box>
            <text:p><text:span text:style-name="T1">INFERIOR</text:span></text:p>
          </draw:text-box>
        </draw:frame>
        <draw:frame draw:style-name="gr1" draw:text-style-name="P1" draw:layer="layout" svg:width="0.793cm" svg:height="0.793cm" svg:x="15.409cm" svg:y="8.677cm">
          <draw:image xlink:href="Pictures/100000000000003B0000003D09EB917A793CE504.png" xlink:type="simple" xlink:show="embed" xlink:actuate="onLoad" loext:mime-type="image/png">
            <text:p/>
          </draw:image>
        </draw:frame>
        <draw:custom-shape draw:style-name="gr10" draw:text-style-name="P6" draw:layer="layout" svg:width="0.6cm" svg:height="0.6cm" svg:x="17.802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423cm" svg:height="0.857cm" svg:x="18.579cm" svg:y="8.645cm">
          <draw:text-box>
            <text:p><text:span text:style-name="T1">ON</text:span></text:p>
          </draw:text-box>
        </draw:frame>
        <draw:custom-shape draw:style-name="gr11" draw:text-style-name="P7" draw:layer="layout" svg:width="0.6cm" svg:height="0.6cm" svg:x="22.502cm" svg:y="8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523cm" svg:height="0.956cm" svg:x="23.279cm" svg:y="8.646cm">
          <draw:text-box>
            <text:p><text:span text:style-name="T1">OFF</text:span></text:p>
          </draw:text-box>
        </draw:frame>
        <draw:custom-shape draw:style-name="gr9" draw:text-style-name="P5" draw:layer="layout" svg:width="0.6cm" svg:height="0.6cm" svg:x="17.8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423cm" svg:height="0.857cm" svg:x="18.577cm" svg:y="3.944cm">
          <draw:text-box>
            <text:p><text:span text:style-name="T1">POWER 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14" draw:text-style-name="P9" draw:layer="layout" svg:width="4.38cm" svg:height="0.962cm" svg:x="4.62cm" svg:y="1.6cm">
          <draw:text-box>
            <text:p>DELANTERO</text:p>
          </draw:text-box>
        </draw:frame>
        <draw:frame draw:style-name="gr15" draw:text-style-name="P9" draw:layer="layout" svg:width="3.571cm" svg:height="0.962cm" svg:x="18.8cm" svg:y="1.6cm">
          <draw:text-box>
            <text:p>TRASERO</text:p>
          </draw:text-box>
        </draw:frame>
        <draw:frame draw:style-name="gr1" draw:text-style-name="P1" draw:layer="layout" svg:width="12.66cm" svg:height="10.589cm" draw:transform="skewX (0.000174532925199433) rotate (0.000872664625997165) translate (0.933cm 2.811cm)">
          <draw:image xlink:href="Pictures/1000000000000333000002ADC6D7CB0C7DEBA1B3.png" xlink:type="simple" xlink:show="embed" xlink:actuate="onLoad" loext:mime-type="image/png">
            <text:p/>
          </draw:image>
        </draw:frame>
        <draw:frame draw:style-name="gr1" draw:text-style-name="P1" draw:layer="layout" svg:width="12.952cm" svg:height="10.784cm" svg:x="14cm" svg:y="2.8cm">
          <draw:image xlink:href="Pictures/1000000000000344000002B84BD1847C41AFB922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14" draw:text-style-name="P9" draw:layer="layout" svg:width="4.38cm" svg:height="0.962cm" svg:x="4.62cm" svg:y="1.6cm">
          <draw:text-box>
            <text:p>DELANTERO</text:p>
          </draw:text-box>
        </draw:frame>
        <draw:frame draw:style-name="gr15" draw:text-style-name="P9" draw:layer="layout" svg:width="3.571cm" svg:height="0.962cm" svg:x="18.8cm" svg:y="1.6cm">
          <draw:text-box>
            <text:p>TRASERO</text:p>
          </draw:text-box>
        </draw:frame>
        <draw:frame draw:style-name="gr16" draw:text-style-name="P10" draw:layer="layout" svg:width="14.6cm" svg:height="12.215cm" svg:x="3cm" svg:y="2.585cm">
          <draw:image xlink:href="Pictures/1000000000000359000002CD86A7A29AEE211511.png" xlink:type="simple" xlink:show="embed" xlink:actuate="onLoad" loext:mime-type="image/png">
            <text:p/>
          </draw:image>
        </draw:frame>
        <presentation:notes draw:style-name="dp1">
          <draw:page-thumbnail draw:style-name="gr13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14" draw:text-style-name="P9" draw:layer="layout" svg:width="4.38cm" svg:height="0.962cm" svg:x="4.62cm" svg:y="1.6cm">
          <draw:text-box>
            <text:p>DELANTERO</text:p>
          </draw:text-box>
        </draw:frame>
        <draw:frame draw:style-name="gr15" draw:text-style-name="P9" draw:layer="layout" svg:width="3.571cm" svg:height="0.962cm" svg:x="18.8cm" svg:y="1.6cm">
          <draw:text-box>
            <text:p>TRASERO</text:p>
          </draw:text-box>
        </draw:frame>
        <presentation:notes draw:style-name="dp1">
          <draw:page-thumbnail draw:style-name="gr13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6T16:36:21.636000000</meta:creation-date>
    <dc:date>2020-07-29T21:49:22.245000000</dc:date>
    <meta:editing-duration>PT2H2M44S</meta:editing-duration>
    <meta:editing-cycles>14</meta:editing-cycles>
    <meta:generator>LibreOffice/6.2.7.1$Windows_X86_64 LibreOffice_project/23edc44b61b830b7d749943e020e96f5a7df63bf</meta:generator>
    <meta:document-statistic meta:object-count="82"/>
  </office:meta>
</office:document-meta>
</file>